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323222"/>
    </style:style>
    <style:style style:name="P8" style:family="paragraph" style:parent-style-name="Standard">
      <style:text-properties officeooo:rsid="0036aa79" officeooo:paragraph-rsid="0039cd91"/>
    </style:style>
    <style:style style:name="P9" style:family="paragraph" style:parent-style-name="Standard">
      <style:text-properties officeooo:rsid="0036aa79" officeooo:paragraph-rsid="00292e4a"/>
    </style:style>
    <style:style style:name="P10" style:family="paragraph" style:parent-style-name="Standard">
      <style:text-properties officeooo:rsid="0036aa79" officeooo:paragraph-rsid="004a97ba"/>
    </style:style>
    <style:style style:name="P11" style:family="paragraph" style:parent-style-name="Standard">
      <style:text-properties officeooo:rsid="001cd421" officeooo:paragraph-rsid="001cd421"/>
    </style:style>
    <style:style style:name="P12" style:family="paragraph" style:parent-style-name="Standard">
      <style:text-properties officeooo:rsid="001d1c13" officeooo:paragraph-rsid="001d1c13"/>
    </style:style>
    <style:style style:name="P13" style:family="paragraph" style:parent-style-name="Standard">
      <style:text-properties officeooo:rsid="001da63d" officeooo:paragraph-rsid="001da63d"/>
    </style:style>
    <style:style style:name="P14" style:family="paragraph" style:parent-style-name="Standard">
      <style:text-properties officeooo:rsid="00207914" officeooo:paragraph-rsid="00207914"/>
    </style:style>
    <style:style style:name="P15" style:family="paragraph" style:parent-style-name="Standard">
      <style:text-properties officeooo:rsid="00226cdf" officeooo:paragraph-rsid="00226cdf"/>
    </style:style>
    <style:style style:name="P16" style:family="paragraph" style:parent-style-name="Standard">
      <style:text-properties officeooo:rsid="00292e4a" officeooo:paragraph-rsid="00292e4a"/>
    </style:style>
    <style:style style:name="P17" style:family="paragraph" style:parent-style-name="Standard">
      <style:text-properties officeooo:rsid="002d0473" officeooo:paragraph-rsid="002d0473"/>
    </style:style>
    <style:style style:name="P18" style:family="paragraph" style:parent-style-name="Standard">
      <style:text-properties officeooo:paragraph-rsid="001d1c13"/>
    </style:style>
    <style:style style:name="P19" style:family="paragraph" style:parent-style-name="Standard">
      <style:text-properties officeooo:rsid="00410e64" officeooo:paragraph-rsid="00410e64"/>
    </style:style>
    <style:style style:name="P20" style:family="paragraph" style:parent-style-name="Standard">
      <style:text-properties officeooo:rsid="0042e92d" officeooo:paragraph-rsid="0042e92d"/>
    </style:style>
    <style:style style:name="P21" style:family="paragraph" style:parent-style-name="Standard">
      <style:text-properties officeooo:paragraph-rsid="0044a5c5"/>
    </style:style>
    <style:style style:name="P22" style:family="paragraph" style:parent-style-name="Standard">
      <style:text-properties officeooo:rsid="004a97ba" officeooo:paragraph-rsid="004a97ba"/>
    </style:style>
    <style:style style:name="P23" style:family="paragraph" style:parent-style-name="Standard" style:list-style-name="L1">
      <style:text-properties officeooo:rsid="0036aa79" officeooo:paragraph-rsid="001d3a0f"/>
    </style:style>
    <style:style style:name="P24" style:family="paragraph" style:parent-style-name="Standard">
      <style:text-properties officeooo:rsid="0036aa79" officeooo:paragraph-rsid="002afab1"/>
    </style:style>
    <style:style style:name="T1" style:family="text">
      <style:text-properties officeooo:rsid="0037e4b5"/>
    </style:style>
    <style:style style:name="T2" style:family="text">
      <style:text-properties officeooo:rsid="000c7d11"/>
    </style:style>
    <style:style style:name="T3" style:family="text">
      <style:text-properties officeooo:rsid="0012421f"/>
    </style:style>
    <style:style style:name="T4" style:family="text">
      <style:text-properties officeooo:rsid="00166cce"/>
    </style:style>
    <style:style style:name="T5" style:family="text">
      <style:text-properties officeooo:rsid="00173488"/>
    </style:style>
    <style:style style:name="T6" style:family="text">
      <style:text-properties officeooo:rsid="001cd421"/>
    </style:style>
    <style:style style:name="T7" style:family="text">
      <style:text-properties officeooo:rsid="00207914"/>
    </style:style>
    <style:style style:name="T8" style:family="text">
      <style:text-properties officeooo:rsid="0020f315"/>
    </style:style>
    <style:style style:name="T9" style:family="text">
      <style:text-properties officeooo:rsid="00226cdf"/>
    </style:style>
    <style:style style:name="T10" style:family="text">
      <style:text-properties officeooo:rsid="00228a22"/>
    </style:style>
    <style:style style:name="T11" style:family="text">
      <style:text-properties officeooo:rsid="002c9d13"/>
    </style:style>
    <style:style style:name="T12" style:family="text">
      <style:text-properties officeooo:rsid="002d0473"/>
    </style:style>
    <style:style style:name="T13" style:family="text">
      <style:text-properties officeooo:rsid="002db8ad"/>
    </style:style>
    <style:style style:name="T14" style:family="text">
      <style:text-properties officeooo:rsid="0031c03e"/>
    </style:style>
    <style:style style:name="T15" style:family="text">
      <style:text-properties officeooo:rsid="003c7370"/>
    </style:style>
    <style:style style:name="T16" style:family="text">
      <style:text-properties officeooo:rsid="00410e64"/>
    </style:style>
    <style:style style:name="T17" style:family="text">
      <style:text-properties officeooo:rsid="0042e92d"/>
    </style:style>
    <style:style style:name="T18" style:family="text">
      <style:text-properties officeooo:rsid="0044a5c5"/>
    </style:style>
    <style:style style:name="T19" style:family="text">
      <style:text-properties officeooo:rsid="00468344"/>
    </style:style>
    <style:style style:name="T20" style:family="text">
      <style:text-properties officeooo:rsid="0050ab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배경</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　現代に入り、研究課題の複雑化及び大規模化に対応するために、複数の研究関係者が共に研究を行い、研究課題及び成果の共有は不可欠となった。これに向け、様々な学術コミュニケーションの手段を提案し、活用し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2">(stakeholders)</text:span>가 연구 성과를 이용하여 <text:span text:style-name="T2">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3">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　ところが最近、研究の価値に対する再考が話題になっている。かつてから研究の価値は、研究者が未知の知識を発見、創造し、その研究成果を直接的な利害関係者<text:span text:style-name="T15">(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学術研究を一般人に伝え続けてきた。一方最近は、SNSの活性化に伴い、研究の利害関係者のみならず、一般人や非専門家もブログ、</text:span><text:span text:style-name="T16">Facebook、Twitter等、様々な新種プラットフォーム上で研究を言及し、研究の社会的拡散及び議論に拍車をかけている。</text:span></text:p>
      <text:p text:style-name="P18"><text:s/>연구를 둘러싼 이러한 광의의 커뮤니케이션의 효과를 추정하려는 다양한 시도가 존재했다. 연구의 학술적 영향력을 추정하는 대표적 기존 방법인 서지계량학<text:span text:style-name="T4">(Bibliometrics)</text:span>적 접근의 한계가 지적되는 중, 학술 출판 및 성과가 온라인으로 이동함에 따라, 다운로드와 뷰카운트에 기초한 <text:span text:style-name="T6">usage metrics, 웹 링크를 토대로 한 webometrics가 제안되었다. 그리고</text:span> <text:span text:style-name="T5">2010년부터 SNS상에서의 커뮤니케이션 활동과 상호작용을 기초로 하는[3] 새로운 계량적 추정법인</text:span> <text:span text:style-name="T5">Altmetrics 이 제창되었다. Altmetrics는 ‘대체’를 의미하는 ‘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text:span><text:soft-page-break/><text:span text:style-name="T5">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20">[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20">[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20">[4]</text:span>。広く受け入れられているAltmetricsの中の一つである、米Altmetric社が提供する<text:span text:style-name="T17">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300342629" text:style-name="L1">
        <text:list-item>
          <text:p text:style-name="P23">유튜브가 논문 메트릭에 미치는 영향이 유의하다면, 연구자들이 유튜브를 이용한 커뮤니케이션에 연구 자원을 투입하는 근거가 된다.</text:p>
        </text:list-item>
        <text:list-item>
          <text:p text:style-name="P23">비디오와 메트릭의 계량적 분석을 통해 효과적인 비디오의 형식을 제안할 수 있다면, 연구자들은 목적에 맞는 최적의 커뮤니케이션 전략을 구사할 수 있다.</text:p>
        </text:list-item>
      </text:list>
      <text:p text:style-name="P9"><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7">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8">Arts and Humanities)</text:span><text:span text:style-name="T7"> 분야에서는, 온라인 비디오가 학술 커뮤니케이션에서 유용할 수 있다</text:span><text:span text:style-name="T8">[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9">[7]</text:span><text:span text:style-name="T8">. 이러한 온라인 비디오의 학술적 효과가 보고됨에 따라, 학계에서는 온라인 비디오를 통한 학술 커뮤니케이션이 확대되고 있다. 예를 들어 저명한 학술 저널인 </text:span><text:span text:style-name="T10">Nature 및 Cell</text:span><text:span text:style-name="T8">에서는 채택된 논문에 대해 소개하는 비디오</text:span><text:span text:style-name="T10">(Video abstract)</text:span><text:span text:style-name="T8">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10">JoVE(Journal of Visualized Experiments)는</text:span><text:span text:style-name="T8"> 온라인 비디오 저널이라는 새로운 저널의 포맷을 개척했다.</text:span></text:p>
      <text:p text:style-name="P20">　一方、ウェブとメディアの発達に伴い、学界では様々なフォーマットのコミュニケーションが現れている。図、プレゼンテーション、動画等、非標準的な電子メディアの利用が研究及び教育分野で増加している。2000年代初頭には既に、学術関係者間の非形式的な会話、協力、成果の公開及び拡散、そして関係構築において、電子的学術コミュニケーションが積極的に活用されていた<text:span text:style-name="T20">[6]</text:span>。ウェブは科学における幅広い非定型的なコンテンツを配信及び共有する機会を提供した。例えば、人間のモーションが重要視される舞踊、映画等の芸術及び人文学(Arts and Humanities)分野における学術コミュニケーションでは、オンライン動画を有用に活用できると考えられる<text:span text:style-name="T20">[6]</text:span>。また、複雑な研究のデモンストレーション、科学ドキュメンタリー、講義を録画した動画は、科学的経験の説明に当たって、文章より効果<text:soft-page-break/>的な可能性がある<text:span text:style-name="T20">[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8">Journal of Visualized Experimentsは、オンライン動画ジャーナルという新たなジャーナルのフォーマットを開拓し、確立させた。</text:span></text:p>
      <text:p text:style-name="P16">(유튜브)</text:p>
      <text:p text:style-name="P6"><text:s/>더 나아가, 온라인 비디오는 학술적 플랫폼에 국한되지 않고, 대중적 플랫폼에서도 활발하게 게재되고 있다. <text:s/><text:span text:style-name="T12">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text:span><text:span text:style-name="T13">(youtube.com/watch?v=xjBIsp8mS-c)</text:span><text:span text:style-name="T12">과 </text:span><text:span text:style-name="T13">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1"><text:span text:style-name="T18">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text:span><text:span text:style-name="T13">youtube.com/watch?v=xjBIsp8mS-c</text:span><text:span text:style-name="T18">)と、MITで行われた物理学の講義動画</text:span><text:span text:style-name="T13">(youtube.com/watch?v=sJG-rXBbmCc)は、ユーチューブ側の記録によれば、それぞれ約</text:span><text:span text:style-name="T18">6.5百万、5百万回視聴されている。またの事例として、著名な学術雑誌の</text:span><text:span text:style-name="T19">Science</text:span><text:span text:style-name="T18">は、</text:span><text:span text:style-name="T19">2008年から</text:span><text:span text:style-name="T18">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가능하다면, 표준화된 학술 비디오 모델을 구축할 수 있으며, 어떠한 연구에 어떠한 비디오가 효과적인지를 제시할 수 있게 된다고 사료된다.</text:p>
      <text:p text:style-name="P10">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text:soft-page-break/>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8"><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14">1.피인용수 2.</text:span><text:span text:style-name="T5">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22">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動画付き論文グループとそうでないグループに分け、論文の1.被引用数2.<text:span text:style-name="T5">Altmetric Attention Scoreを比較分析することで、動画公開の有効性を確認する。次に、動画に対して「論文言及目的」、そして動画公開チャンネルに対して「タイプ」のラベルを定義し、動画付き論文グループをラベルに沿ってセグメント化して分析することで、それぞれの論文指標に対する効果的な動画公開方式を提案する。最後に、上述したラベルと動画のビューカウントを組み合わせた指標を提案し、ユーチューブ学術動画の論文指標への影響度の推定する。本手法を用いて、動画が論文に及ぼす影響のみならず、当該研究分野における書く動画公開方式の影響力を同時に推定することで、動画公開方式間の有効性を数値的に比較できることが期待される。</text:span></text:p>
      <text:p text:style-name="P7"><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또한 비디오의 논문언급목적 및 채널의 타입의 정의를 통한 비디오의 분류를 통해, 비디오 공개 방식에 따른 논문 지표 분포의 차이를 확인할 수 있었다. 나아가 비디오가 논문 메트릭에 주는 영향과, 분야에서의 비디오 공개 방식의 영향도를 동시에 추정할 수 있었다.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7">　提案手法の検証として、コンピューター科学分野と生命科学分野の学術論文データセットを用いて実験を行い、動画付き論文グループとそうでない論文グループの指標間の有意な違いが検証できた。また動画の論文言及目的及びチャンネルのタイプのラベル付けによる動画の分類を通じて、動画公開方式による論文指標分布の相違が確認された。更に、動画が論文指標に与える影響と、研究分野内での各動画公開方式の影響力を定量的に推定できた。本手法を用いることで、研究者及び研究機関は研究分野における学術動画コミュニケーションの影響力を定量的に把握することが可能であり、進んでは動画公開方式による有効性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公開後に動画コミュニケーションが研究に及ぼす影響の推定によって、投資の事後評価の手段を提供できることが期待される。</text:p>
      <text:p text:style-name="P5"/>
      <text:p text:style-name="P13">(비디오의 활성화 관측)</text:p>
      <text:p text:style-name="P13">(연구 부족)</text:p>
      <text:p text:style-name="P13"><text:span text:style-name="T11">201211</text:span>ㅈㄲ</text:p>
      <text:p text:style-name="P3"><text:soft-page-break/><text:span text:style-name="T11">201214</text:span>아 살려주ㅠ새ㅔ요</text:p>
      <text:p text:style-name="P3"/>
      <text:p text:style-name="P11">[1] J. Priem, D. Taraborelli, P. Groth, C. Neylon (2010), Altmetrics: A manifesto, 26 October 2010. http://altmetrics.org/manifesto</text:p>
      <text:p text:style-name="P11">[2] Crotty, D. (2014). Altmetrics: finding meaningful needles in the data haystack. Serials Rev. 40, 141–146. doi: 10.1080/00987913.2014.947839</text:p>
      <text:p text:style-name="P12">[3] Weller, K. (2015). Social media and altmetrics: An overview of current alternative approaches to measuring scholarly impact. In Incentives and Performance, (pp. 261–276). Springer.</text:p>
      <text:p text:style-name="P12">[4]</text:p>
      <text:p text:style-name="P14">[5] Assessing the impact of online academic<text:tab/> videos</text:p>
      <text:p text:style-name="P14">[6] Borgman, C., &amp; Furner, J. (2002). Scholarly communication and bibliometrics. Annual Review of Information Science and Technology, 36, Medford, NJ: Information Today Inc., pp. 3-72. Retrieved January 12, 2012 from http://www.infotoday.com/books/asist/arist36/sample.pdf</text:p>
      <text:p text:style-name="P15">[7] Pasquali, M. (2007). Video in science. Protocol videos: the implications for research and society. EMBO reports, 8(8), 712-716. Retrieved Jan 12, 2012 from http://www.ncbi.nlm.nih.gov/pmc/articles/PMC1978087/pdf/7401037.pdf</text:p>
      <text:p text:style-name="P17">[8] "Alexa Top 500 Global Sites". Alexa Internet. Archived from the original on April 16, 2010. Retrieved April 16, 2010.</text:p>
      <text:p text:style-name="P2"/>
      <text:p text:style-name="P2">제안<text:span text:style-name="T1">(과제에 관해 이 연구가 하고자 하는 것)</text:span></text:p>
      <text:p text:style-name="P2">2.</text:p>
      <text:p text:style-name="P2">비디오가 논문 메트릭스에 유의한 영향을 주는가</text:p>
      <text:p text:style-name="P1">2-1. 수법의 검증</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text:soft-page-break/></text:p>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4T18:47:55.415393561</dc:date>
    <meta:editing-duration>PT3H29M12S</meta:editing-duration>
    <meta:editing-cycles>35</meta:editing-cycles>
    <meta:document-statistic meta:table-count="0" meta:image-count="0" meta:object-count="0" meta:page-count="6" meta:paragraph-count="59" meta:word-count="9123" meta:character-count="12363" meta:non-whitespace-character-count="10979"/>
  </office:meta>
</office:document-meta>
</file>